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xlanguagetag" style:family="paragraph" style:parent-style-name="none">
      <style:text-properties text:display="none"/>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29T10:39:51</meta:creation-date>
    <dc:creator>Trihus</dc:creator>
    <dc:date>2012-11-29T10:39: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3.2794</meta:user-defined>
    <meta:user-defined meta:name="Created-By">ReSharper 7.1.25.23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10\PreservePartFile1"
Const IsPreview = "False"
Const RunMacroFirstTime = "True"
Const IsCoverImageInserted = "false"
'Changed On Nov-09-2012 for TD-3274(Remove unused macros)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ThisComponent.getDrawPage().GetCount -1)
		oGraphic.AnchorType = com.sun.star.text.TextContentAnchorType.AT_PAGE
	End If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